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33f" officeooo:paragraph-rsid="000d2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8:47:36.505401126</meta:creation-date>
    <dc:date>2023-04-04T08:47:52.75286424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5.2$Linux_X86_64 LibreOffice_project/30$Build-2</meta:generator>
  </office:meta>
</office:document-meta>
</file>